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 fo:background-color="transparent">
        <style:background-image/>
      </style:table-properties>
    </style:style>
    <style:style style:name="Tabla1.A" style:family="table-column">
      <style:table-column-properties style:column-width="4.249cm"/>
    </style:style>
    <style:style style:name="Tabla1.B" style:family="table-column">
      <style:table-column-properties style:column-width="4.251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2" style:family="table-row">
      <style:table-row-properties fo:background-color="transparent">
        <style:background-image/>
      </style:table-row-properties>
    </style:style>
    <style:style style:name="Tabla1.A2" style:family="table-cell">
      <style:table-cell-properties fo:background-color="#ff6d6d" fo:padding="0.097cm" fo:border-left="0.5pt solid #000000" fo:border-right="none" fo:border-top="none" fo:border-bottom="0.5pt solid #000000">
        <style:background-image/>
      </style:table-cell-properties>
    </style:style>
    <style:style style:name="Tabla1.D2" style:family="table-cell">
      <style:table-cell-properties fo:background-color="#ff6d6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4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Tabla1.D4" style:family="table-cell">
      <style:table-cell-properties fo:background-color="#729fc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fo:font-size="28pt" officeooo:rsid="00008396" officeooo:paragraph-rsid="00008396" style:font-size-asian="24.5pt" style:font-size-complex="28pt"/>
    </style:style>
    <style:style style:name="P2" style:family="paragraph" style:parent-style-name="Standard">
      <style:text-properties fo:font-size="24pt" officeooo:rsid="00008396" officeooo:paragraph-rsid="00008396" style:font-size-asian="21pt" style:font-size-complex="24pt"/>
    </style:style>
    <style:style style:name="P3" style:family="paragraph" style:parent-style-name="Standard">
      <style:text-properties fo:font-size="16pt" officeooo:rsid="00008396" officeooo:paragraph-rsid="00008396" style:font-size-asian="14pt" style:font-size-complex="16pt"/>
    </style:style>
    <style:style style:name="P4" style:family="paragraph" style:parent-style-name="Standard">
      <style:text-properties fo:font-size="12pt" officeooo:rsid="00008396" officeooo:paragraph-rsid="00008396" style:font-size-asian="10.5pt" style:font-size-complex="12pt"/>
    </style:style>
    <style:style style:name="P5" style:family="paragraph" style:parent-style-name="Table_20_Contents">
      <style:text-properties fo:font-size="12pt" officeooo:rsid="00008396" officeooo:paragraph-rsid="00008396" style:font-size-asian="10.5pt" style:font-size-complex="12pt"/>
    </style:style>
    <style:style style:name="P6" style:family="paragraph" style:parent-style-name="Standard">
      <style:text-properties fo:font-size="12pt" officeooo:rsid="00008396" officeooo:paragraph-rsid="00008396" fo:background-color="transparent" style:font-size-asian="10.5pt" style:font-size-complex="12pt"/>
    </style:style>
    <style:style style:name="P7" style:family="paragraph" style:parent-style-name="Table_20_Contents">
      <style:text-properties fo:font-size="12pt" officeooo:rsid="00008396" officeooo:paragraph-rsid="00008396" fo:background-color="transparent" style:font-size-asian="10.5pt" style:font-size-complex="12pt"/>
    </style:style>
    <style:style style:name="P8" style:family="paragraph" style:parent-style-name="Standard">
      <style:text-properties fo:font-size="12pt" officeooo:rsid="00021bdb" officeooo:paragraph-rsid="00021bdb" fo:background-color="transparent" style:font-size-asian="10.5pt" style:font-size-complex="12pt"/>
    </style:style>
    <style:style style:name="P9" style:family="paragraph" style:parent-style-name="Table_20_Contents">
      <style:text-properties fo:font-size="12pt" officeooo:rsid="00008396" officeooo:paragraph-rsid="00008396" fo:background-color="#ff6d6d" style:font-size-asian="10.5pt" style:font-size-complex="12pt"/>
    </style:style>
    <style:style style:name="P10" style:family="paragraph" style:parent-style-name="Table_20_Contents">
      <style:text-properties officeooo:paragraph-rsid="00008396"/>
    </style:style>
    <style:style style:name="P11" style:family="paragraph" style:parent-style-name="Table_20_Contents">
      <style:text-properties fo:font-size="12pt" officeooo:rsid="00008396" officeooo:paragraph-rsid="00008396" fo:background-color="transparent" style:font-size-asian="10.5pt" style:font-size-complex="12pt"/>
    </style:style>
    <style:style style:name="P12" style:family="paragraph" style:parent-style-name="Standard">
      <style:text-properties fo:font-size="12pt" officeooo:rsid="00008396" officeooo:paragraph-rsid="00008396" fo:background-color="#ffff00" style:font-size-asian="10.5pt" style:font-size-complex="12pt"/>
    </style:style>
    <style:style style:name="P13" style:family="paragraph" style:parent-style-name="Standard">
      <style:text-properties fo:font-size="12pt" officeooo:rsid="00021bdb" officeooo:paragraph-rsid="00021bdb" fo:background-color="transparent" style:font-size-asian="10.5pt" style:font-size-complex="12pt"/>
    </style:style>
    <style:style style:name="P14" style:family="paragraph" style:parent-style-name="Standard">
      <style:text-properties fo:font-size="12pt" officeooo:rsid="0004b230" officeooo:paragraph-rsid="0004b230" fo:background-color="transparent" style:font-size-asian="10.5pt" style:font-size-complex="12pt"/>
    </style:style>
    <style:style style:name="P15" style:family="paragraph" style:parent-style-name="Standard">
      <style:text-properties fo:font-size="12pt" officeooo:rsid="0004b230" officeooo:paragraph-rsid="00134046" fo:background-color="transparent" style:font-size-asian="10.5pt" style:font-size-complex="12pt"/>
    </style:style>
    <style:style style:name="P16" style:family="paragraph" style:parent-style-name="Standard">
      <style:text-properties fo:font-size="12pt" officeooo:rsid="000665b0" officeooo:paragraph-rsid="000665b0" fo:background-color="transparent" style:font-size-asian="10.5pt" style:font-size-complex="12pt"/>
    </style:style>
    <style:style style:name="P17" style:family="paragraph" style:parent-style-name="Standard">
      <style:text-properties fo:font-size="12pt" style:text-underline-style="solid" style:text-underline-width="auto" style:text-underline-color="font-color" officeooo:rsid="0004b230" officeooo:paragraph-rsid="0004b230" fo:background-color="transparent" style:font-size-asian="10.5pt" style:font-size-complex="12pt"/>
    </style:style>
    <style:style style:name="P18" style:family="paragraph" style:parent-style-name="Standard">
      <style:text-properties fo:font-size="14pt" officeooo:rsid="0004b230" officeooo:paragraph-rsid="0004b230" fo:background-color="transparent" style:font-size-asian="14pt" style:font-size-complex="14pt"/>
    </style:style>
    <style:style style:name="P19" style:family="paragraph" style:parent-style-name="Standard">
      <style:text-properties fo:font-size="14pt" officeooo:rsid="00008396" officeooo:paragraph-rsid="00008396" style:font-size-asian="14pt" style:font-size-complex="14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21bdb"/>
    </style:style>
    <style:style style:name="T3" style:family="text">
      <style:text-properties fo:background-color="#729fcf" loext:char-shading-value="0"/>
    </style:style>
    <style:style style:name="T4" style:family="text">
      <style:text-properties officeooo:rsid="000b0863" fo:background-color="#729fcf" loext:char-shading-value="0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79d41"/>
    </style:style>
    <style:style style:name="T7" style:family="text">
      <style:text-properties style:text-underline-style="none" officeooo:rsid="00091953"/>
    </style:style>
    <style:style style:name="T8" style:family="text">
      <style:text-properties officeooo:rsid="000b0863"/>
    </style:style>
    <style:style style:name="T9" style:family="text">
      <style:text-properties officeooo:rsid="000b4439"/>
    </style:style>
    <style:style style:name="T10" style:family="text">
      <style:text-properties officeooo:rsid="000f7a10"/>
    </style:style>
    <style:style style:name="T11" style:family="text">
      <style:text-properties officeooo:rsid="001010f8"/>
    </style:style>
    <style:style style:name="T12" style:family="text">
      <style:text-properties officeooo:rsid="00131d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Paralelos</text:p>
      <text:p text:style-name="P2">Corrección de Entrega 1</text:p>
      <text:p text:style-name="P3">Grupo 12; Juan Andrés Geido</text:p>
      <text:p text:style-name="P3"/>
      <text:p text:style-name="P4">Este documento presenta las correcciones de los errores nombrados en el coloquio. <text:span text:style-name="T2">No estaba seguro de si debería presentarlo como un documento nuevo o como una edición sobre el original, así que hice la corrección acá e incluyo el documento original en el comprimido para usar como referencia.</text:span></text:p>
      <text:p text:style-name="P3"/>
      <text:p text:style-name="P19">Punto 1.</text:p>
      <text:p text:style-name="P4"/>
      <text:p text:style-name="P4">En el coloquio se menciono que se habría visto mayor efecto de los cambios entre las versiones de Quadatric de haber utilizado distintos niveles de Times, por lo cual voy a testear esta vez con times de <text:span text:style-name="T1">10</text:span>, <text:span text:style-name="T1">100</text:span> y <text:span text:style-name="T1">1000</text:span>, en todos con <text:span text:style-name="T1">N = 10000000</text:span></text:p>
      <text:p text:style-name="P12"/>
      <text:p text:style-name="P6">En quadatric1 no se verán cambios ya que no es un test de tiempo de ejecución, si no de precisión. <text:span text:style-name="T2">Este mostraba, como indicado en la entrega original, que el valor double da un resultado mas exacto que el valor float.</text:span></text:p>
      <text:p text:style-name="P6"/>
      <text:p text:style-name="P8">En cuanto a los tiempos de ejecución:</text:p>
      <text:p text:style-name="P4"/>
      <text:p text:style-name="P6">Con fondo rojo, maquina local.</text:p>
      <text:p text:style-name="P6">Con fondo azul, el cluster.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office:value-type="string">
            <text:p text:style-name="P5">TIMES</text:p>
          </table:table-cell>
          <table:table-cell table:style-name="Tabla1.A1" office:value-type="string">
            <text:p text:style-name="P5">10</text:p>
          </table:table-cell>
          <table:table-cell table:style-name="Tabla1.A1" office:value-type="string">
            <text:p text:style-name="P5">100</text:p>
          </table:table-cell>
          <table:table-cell table:style-name="Tabla1.D1" office:value-type="string">
            <text:p text:style-name="P5">1000</text:p>
          </table:table-cell>
        </table:table-row>
        <table:table-row table:style-name="Tabla1.2">
          <table:table-cell table:style-name="Tabla1.A2" office:value-type="string">
            <text:p text:style-name="P9">Quadatric2.c</text:p>
          </table:table-cell>
          <table:table-cell table:style-name="Tabla1.A2" office:value-type="string">
            <text:p text:style-name="P9">Double: 0.158192</text:p>
            <text:p text:style-name="P9">Float: 0.194350</text:p>
          </table:table-cell>
          <table:table-cell table:style-name="Tabla1.A2" office:value-type="string">
            <text:p text:style-name="P9">Double: 1.585805</text:p>
            <text:p text:style-name="P9">Float: 1.950671</text:p>
          </table:table-cell>
          <table:table-cell table:style-name="Tabla1.D2" office:value-type="string">
            <text:p text:style-name="P9">Double: 16.088816</text:p>
            <text:p text:style-name="P9">Float: 19.786324</text:p>
          </table:table-cell>
        </table:table-row>
        <table:table-row table:style-name="Tabla1.2">
          <table:table-cell table:style-name="Tabla1.A2" office:value-type="string">
            <text:p text:style-name="P9">Quadatric3.c</text:p>
          </table:table-cell>
          <table:table-cell table:style-name="Tabla1.A2" office:value-type="string">
            <text:p text:style-name="P10">Double: 0.159336</text:p>
            <text:p text:style-name="P10">Float: 0.130111</text:p>
          </table:table-cell>
          <table:table-cell table:style-name="Tabla1.A2" office:value-type="string">
            <text:p text:style-name="P9">Double: 1.585805</text:p>
            <text:p text:style-name="P9">Float: 1.950671</text:p>
          </table:table-cell>
          <table:table-cell table:style-name="Tabla1.D2" office:value-type="string">
            <text:p text:style-name="P10">Double: 16.860916</text:p>
            <text:p text:style-name="P10">Float: 12.634313</text:p>
          </table:table-cell>
        </table:table-row>
        <table:table-row table:style-name="Tabla1.2">
          <table:table-cell table:style-name="Tabla1.A4" office:value-type="string">
            <text:p text:style-name="P7">Quadatric2.c</text:p>
          </table:table-cell>
          <table:table-cell table:style-name="Tabla1.A4" office:value-type="string">
            <text:p text:style-name="P7">Double: 0.220778</text:p>
            <text:p text:style-name="P7">Float: 0.314899</text:p>
          </table:table-cell>
          <table:table-cell table:style-name="Tabla1.A4" office:value-type="string">
            <text:p text:style-name="P7">Double: 2.086008</text:p>
            <text:p text:style-name="P7">Float: 3.155912</text:p>
          </table:table-cell>
          <table:table-cell table:style-name="Tabla1.D4" office:value-type="string">
            <text:p text:style-name="P10">Double: 21.979805</text:p>
            <text:p text:style-name="P10">Float: 31.514928</text:p>
          </table:table-cell>
        </table:table-row>
        <table:table-row table:style-name="Tabla1.2">
          <table:table-cell table:style-name="Tabla1.A4" office:value-type="string">
            <text:p text:style-name="P7">Quadatric3.c</text:p>
          </table:table-cell>
          <table:table-cell table:style-name="Tabla1.A4" office:value-type="string">
            <text:p text:style-name="P7">Double: 0.208390</text:p>
            <text:p text:style-name="P7">Float: 0.168932</text:p>
          </table:table-cell>
          <table:table-cell table:style-name="Tabla1.A4" office:value-type="string">
            <text:p text:style-name="P7">Double: 2.189530</text:p>
            <text:p text:style-name="P7">Float: 1.689139</text:p>
          </table:table-cell>
          <table:table-cell table:style-name="Tabla1.D4" office:value-type="string">
            <text:p text:style-name="P7">Double: 20.869793</text:p>
            <text:p text:style-name="P7">Float: 16.900701</text:p>
          </table:table-cell>
        </table:table-row>
      </table:table>
      <text:p text:style-name="P6"/>
      <text:p text:style-name="P8">Con todos los datos en papel, llego a la misma conclusión: Los cálculos con floats son mas rápidos que los cálculos con double, siempre y cuando se utilicen las funciones y los valores correctos para evitar casteos y conversiones innecesarias durante runtime.</text:p>
      <text:p text:style-name="P8"/>
      <text:p text:style-name="P8">Los floats son mas rápidos de trabajar, ocupan menos memoria que los valores double, pero sufren de una perdida de precisión. Los valores double, a pesar de sus trade-off, tienen la ventaja de dar resultados mas exactos al tener el doble de bits.</text:p>
      <text:p text:style-name="P8"/>
      <text:p text:style-name="P8"/>
      <text:p text:style-name="P8"/>
      <text:p text:style-name="P8"/>
      <text:p text:style-name="P8"/>
      <text:p text:style-name="P8"/>
      <text:p text:style-name="P18"><text:soft-page-break/>Punto 2.</text:p>
      <text:p text:style-name="P14"/>
      <text:p text:style-name="P14">Realizo las correcciones a los errores nombrados en el <text:span text:style-name="T10">código del punto 2</text:span>.</text:p>
      <text:p text:style-name="P14">Como baseline para las mejoras, voy a utilizar un N=<text:span text:style-name="T8">2048</text:span> y BS=8 en mi maquina local.</text:p>
      <text:p text:style-name="P14"/>
      <text:p text:style-name="P14">Antes de aplicar las correcciones, se vio un tiempo de <text:span text:style-name="T3">14.02239</text:span>.</text:p>
      <text:p text:style-name="P14"><text:line-break/>Se comienza por corregir la inicialización de MinA y MaxA, que no se inicializaban bien por un mal entendimiento del lenguaje de mi parte. Esto no debería afectar el rendimiento.</text:p>
      <text:p text:style-name="P16"/>
      <text:p text:style-name="P16"><text:span text:style-name="T12">S</text:span>e arregla el chequeo de mínimo y máximo con un if-else que estaba mal, <text:span text:style-name="T11">sencillamente</text:span> <text:span text:style-name="T11">removiendo </text:span>el else. En teoría esto podría afectar muy ligeramente el rendimiento, pero dará resultados correctos.<text:span text:style-name="T5"> </text:span><text:span text:style-name="T6">Tras </text:span><text:span text:style-name="T7">esta corrección</text:span><text:span text:style-name="T6">, se vio prácticamente el mismo numero.</text:span></text:p>
      <text:p text:style-name="P14"/>
      <text:p text:style-name="P15">La matriz DP2 usada para cachear D² ahora se define como float, para evitar muchísimos casteos innecesarios cada vez que se realiza el calculo. </text:p>
      <text:p text:style-name="P15"><text:span text:style-name="T9">Como corrección similar, por un error de codeo estaba casteando el escalar a int cada vez que se enviaba a la función, y allí se volvía a castear de nuevo a double cuando se utilizaba, así que también arregle eso. </text:span>Tras esta<text:span text:style-name="T9">s</text:span> correcciones se vio un tiempo de <text:span text:style-name="T3">13.35080</text:span>.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14:31:43.018429289</meta:creation-date>
    <dc:date>2023-04-23T15:18:49.686120627</dc:date>
    <meta:editing-duration>PT23M50S</meta:editing-duration>
    <meta:editing-cycles>16</meta:editing-cycles>
    <meta:generator>LibreOffice/7.3.7.2$Linux_X86_64 LibreOffice_project/30$Build-2</meta:generator>
    <meta:document-statistic meta:table-count="1" meta:image-count="0" meta:object-count="0" meta:page-count="2" meta:paragraph-count="52" meta:word-count="493" meta:character-count="2951" meta:non-whitespace-character-count="2509"/>
  </office:meta>
</office:document-meta>
</file>